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3B00000303621427B2355ED22E.png" manifest:media-type="image/png"/>
  <manifest:file-entry manifest:full-path="Pictures/100000000000063B00000303025DFA0196DDE4B9.png" manifest:media-type="image/png"/>
  <manifest:file-entry manifest:full-path="Pictures/100002010000063B00000303394B7203CE6A96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711cm" fo:min-width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702cm" svg:y="-1.129cm" svg:width="17.674cm" svg:height="8.541cm" draw:z-index="0"><draw:image xlink:href="Pictures/100000000000063B00000303025DFA0196DDE4B9.png" xlink:type="simple" xlink:show="embed" xlink:actuate="onLoad" loext:mime-type="image/png"/></draw:frame><draw:line text:anchor-type="paragraph" draw:z-index="3" draw:name="Forme1" draw:style-name="gr1" draw:text-style-name="P1" svg:x1="7.735cm" svg:y1="1.931cm" svg:x2="7.719cm" svg:y2="6.51cm"><text:p/></draw:line><draw:line text:anchor-type="paragraph" draw:z-index="4" draw:name="Forme2" draw:style-name="gr1" draw:text-style-name="P1" svg:x1="12.63cm" svg:y1="1.914cm" svg:x2="12.614cm" svg:y2="6.544cm"><text:p/></draw:line><draw:line text:anchor-type="paragraph" draw:z-index="5" draw:name="Forme3" draw:style-name="gr1" draw:text-style-name="P1" svg:x1="7.916cm" svg:y1="6.544cm" svg:x2="12.432cm" svg:y2="6.528cm"><text:p/></draw:line><draw:line text:anchor-type="paragraph" draw:z-index="6" draw:name="Forme4" draw:style-name="gr1" draw:text-style-name="P1" svg:x1="7.934cm" svg:y1="1.932cm" svg:x2="12.349cm" svg:y2="1.914cm"><text:p/></draw:line><draw:custom-shape text:anchor-type="paragraph" draw:z-index="7" draw:name="Forme5" draw:style-name="gr2" svg:width="1.207cm" svg:height="0.712cm" svg:x="9.571cm" svg:y="3.304cm"><text:p/><draw:enhanced-geometry svg:viewBox="0 0 21600 21600" draw:type="rectangle" draw:enhanced-path="M 0 0 L 21600 0 21600 21600 0 21600 0 0 Z N"/></draw:custom-shape><draw:frame text:anchor-type="paragraph" draw:z-index="8" draw:name="Forme6" draw:style-name="gr3" draw:text-style-name="P2" svg:width="1.075cm" svg:height="0.895cm" svg:x="9.703cm" svg:y="3.387cm"><draw:text-box><text:p><text:span text:style-name="T1">Écran</text:span></text:p></draw:text-box></draw:frame></text:p>
      <text:p text:style-name="Standard"><draw:frame draw:style-name="fr1" draw:name="Image2" text:anchor-type="paragraph" svg:x="-0.73cm" svg:y="0.379cm" svg:width="17.81cm" svg:height="8.608cm" draw:z-index="1"><draw:image xlink:href="Pictures/100002010000063B00000303394B7203CE6A9632.png" xlink:type="simple" xlink:show="embed" xlink:actuate="onLoad" loext:mime-type="image/png"/></draw:frame><draw:line text:anchor-type="paragraph" draw:z-index="10" draw:name="Forme7" draw:style-name="gr4" draw:text-style-name="P1" svg:x1="18.759cm" svg:y1="0.025cm" svg:x2="-2.228cm" svg:y2="0.043cm"><text:p/></draw:line></text:p>
      <text:p text:style-name="Standard"><draw:frame draw:style-name="fr1" draw:name="Image3" text:anchor-type="paragraph" svg:x="-0.347cm" svg:y="1.212cm" svg:width="16.69cm" svg:height="8.066cm" draw:z-index="2"><draw:image xlink:href="Pictures/100000000000063B00000303621427B2355ED22E.png" xlink:type="simple" xlink:show="embed" xlink:actuate="onLoad" loext:mime-type="image/png"/></draw:frame><draw:line text:anchor-type="paragraph" draw:z-index="9" draw:name="Forme7" draw:style-name="gr4" draw:text-style-name="P1" svg:x1="18.999cm" svg:y1="0.515cm" svg:x2="-1.988cm" svg:y2="0.53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1:07:53.891809996</meta:creation-date>
    <meta:print-date>2020-02-07T11:35:36.548377693</meta:print-date>
    <dc:date>2020-02-07T15:23:45.959420690</dc:date>
    <meta:editing-duration>PT10M9S</meta:editing-duration>
    <meta:editing-cycles>2</meta:editing-cycles>
    <meta:generator>LibreOffice/6.2.6.2$Linux_X86_64 LibreOffice_project/2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